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38cm" fo:min-width="13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25cm" fo:min-width="12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838cm" fo:min-width="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75cm" fo:min-width="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65cm" fo:min-width="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25cm" fo:min-width="12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5cm" svg:height="2.588cm" svg:x="0.5cm" svg:y="1.7cm">
          <text:p text:style-name="P1"><text:span text:style-name="T1">Timeline based KPIs (Net Worth, Income, Savings, Expe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5cm" svg:height="1.5cm" svg:x="15cm" svg:y="0.3cm">
          <text:p text:style-name="P1">Timeline Selection (year, month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3.5cm" svg:height="2.588cm" svg:x="0.5cm" svg:y="4.612cm">
          <text:p text:style-name="P1"><text:span text:style-name="T2">Static KPIs (Net Worth, Income, Savings, Expe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3.5cm" svg:height="1.088cm" svg:x="0.5cm" svg:y="0.312cm">
          <text:p text:style-name="P1"><text:span text:style-name="T3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5cm" svg:height="8cm" svg:x="0.5cm" svg:y="7.5cm">
          <text:p text:style-name="P1"><text:span text:style-name="T1">Expense Breakdown (%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5cm" svg:height="8cm" svg:x="7.5cm" svg:y="7.5cm">
          <text:p text:style-name="P1"><text:span text:style-name="T1">Savings Breakdown (%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2.5cm" svg:height="5.9cm" svg:x="15cm" svg:y="2.1cm">
          <text:p text:style-name="P1"><text:span text:style-name="T1">Expense %, Savings % with change in Income mom % (month on mon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2.5cm" svg:height="6.5cm" svg:x="15cm" svg:y="9cm">
          <text:p text:style-name="P1"><text:span text:style-name="T1">Detailed statement (absolute values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16:31:26.834000000</meta:creation-date>
    <dc:date>2022-03-06T17:30:00.706000000</dc:date>
    <meta:editing-duration>PT38M10S</meta:editing-duration>
    <meta:editing-cycles>6</meta:editing-cycles>
    <meta:generator>LibreOffice/7.2.4.1$Windows_X86_64 LibreOffice_project/27d75539669ac387bb498e35313b970b7fe9c4f9</meta:generator>
    <meta:document-statistic meta:object-count="31"/>
  </office:meta>
</office:document-meta>
</file>